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Calibri-Bold" svg:font-family="Calibri-Bold"/>
    <style:font-face style:name="OpenSymbol" svg:font-family="OpenSymbol"/>
    <style:font-face style:name="Tahoma1" svg:font-family="Tahoma"/>
    <style:font-face style:name="sans-serif" svg:font-family="sans-serif"/>
    <style:font-face style:name="Calibri" svg:font-family="Calibri" style:font-family-generic="swiss"/>
    <style:font-face style:name="NunitoSans-Bold" svg:font-family="NunitoSans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5pt" fo:font-weight="bold" style:font-name-asian="NunitoSans-Bold" style:font-size-asian="15pt" style:font-weight-asian="bold" style:font-name-complex="NunitoSans-Bold" style:font-size-complex="15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style:font-name-asian="Calibri" style:font-size-asian="12pt" style:font-name-complex="Calibri" style:font-size-complex="12pt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1pt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P4" style:family="paragraph" style:parent-style-name="Text_20_body">
      <style:paragraph-properties fo:break-before="page"/>
      <style:text-properties style:font-name="Times New Roman"/>
    </style:style>
    <style:style style:name="P5" style:family="paragraph" style:parent-style-name="Text_20_body">
      <style:text-properties style:font-name="Times New Roman"/>
    </style:style>
    <style:style style:name="P6" style:family="paragraph" style:parent-style-name="Text_20_body">
      <style:text-properties style:font-name="Times New Roman" fo:font-size="12pt" style:font-size-asian="12pt" style:font-size-complex="12pt"/>
    </style:style>
    <style:style style:name="P7" style:family="paragraph" style:parent-style-name="Text_20_body">
      <style:text-properties style:font-name="Times New Roman" fo:font-size="11pt" fo:font-weight="bold" style:font-name-asian="Calibri-Bold" style:font-size-asian="11pt" style:font-weight-asian="bold" style:font-name-complex="Calibri-Bold" style:font-size-complex="11pt" style:font-weight-complex="bold"/>
    </style:style>
    <style:style style:name="P8" style:family="paragraph" style:parent-style-name="Text_20_body">
      <style:text-properties style:font-name="Times New Roman" fo:font-size="11pt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P9" style:family="paragraph" style:parent-style-name="Heading_20_2">
      <style:text-properties style:font-name="Times New Roman"/>
    </style:style>
    <style:style style:name="P10" style:family="paragraph" style:parent-style-name="Heading_20_2">
      <style:text-properties style:font-name="Times New Roman" fo:font-size="11pt" fo:font-weight="bold" style:font-name-asian="Calibri-Bold" style:font-size-asian="11pt" style:font-weight-asian="bold" style:font-name-complex="Calibri-Bold" style:font-size-complex="11pt" style:font-weight-complex="bold"/>
    </style:style>
    <style:style style:name="P11" style:family="paragraph" style:parent-style-name="Heading_20_2">
      <style:text-properties fo:color="#000000" style:font-name="Times New Roman"/>
    </style:style>
    <style:style style:name="P12" style:family="paragraph" style:parent-style-name="Heading_20_1">
      <style:text-properties style:font-name="Times New Roman"/>
    </style:style>
    <style:style style:name="P13" style:family="paragraph" style:parent-style-name="Heading_20_1">
      <style:text-properties style:font-name="Times New Roman" fo:font-size="11pt" fo:font-weight="bold" style:font-name-asian="Calibri-Bold" style:font-size-asian="11pt" style:font-weight-asian="bold" style:font-name-complex="Calibri-Bold" style:font-size-complex="11pt" style:font-weight-complex="bold"/>
    </style:style>
    <style:style style:name="P14" style:family="paragraph" style:parent-style-name="Heading_20_1">
      <style:text-properties fo:color="#000000" style:font-name="Times New Roman" fo:font-size="11pt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P15" style:family="paragraph" style:parent-style-name="Heading_20_1">
      <style:paragraph-properties fo:break-before="page"/>
      <style:text-properties style:font-name="Times New Roman"/>
    </style:style>
    <style:style style:name="P16" style:family="paragraph" style:parent-style-name="Heading_20_3">
      <style:text-properties style:font-name="Times New Roman"/>
    </style:style>
    <style:style style:name="P17" style:family="paragraph" style:parent-style-name="Text_20_body">
      <style:text-properties style:font-name="Times New Roman"/>
    </style:style>
    <style:style style:name="P18" style:family="paragraph" style:parent-style-name="Text_20_body">
      <style:text-properties style:font-name="Times New Roman" fo:font-size="11pt" fo:font-weight="bold" style:font-name-asian="Calibri-Bold" style:font-size-asian="11pt" style:font-weight-asian="bold" style:font-name-complex="Calibri-Bold" style:font-size-complex="11pt" style:font-weight-complex="bold"/>
    </style:style>
    <style:style style:name="P19" style:family="paragraph" style:parent-style-name="Text_20_body">
      <style:text-properties style:font-name="Times New Roman" fo:font-size="11pt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P20" style:family="paragraph" style:parent-style-name="Text_20_body" style:list-style-name="L1">
      <style:paragraph-properties fo:margin-left="0cm" fo:margin-right="0cm" fo:margin-top="0cm" fo:margin-bottom="0cm" fo:line-height="138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T1" style:family="text">
      <style:text-properties fo:color="#000000"/>
    </style:style>
    <style:style style:name="T2" style:family="text">
      <style:text-properties fo:color="#000000" fo:font-size="11pt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T3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202122" fo:letter-spacing="normal" fo:font-style="normal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1pt" fo:font-weight="bold" style:font-name-asian="Calibri-Bold" style:font-size-asian="11pt" style:font-weight-asian="bold" style:font-name-complex="Calibri-Bold" style:font-size-complex="11pt" style:font-weight-complex="bold"/>
    </style:style>
    <style:style style:name="T8" style:family="text">
      <style:text-properties fo:font-size="11pt" fo:font-weight="normal" style:font-name-asian="Calibri-Bold" style:font-size-asian="11pt" style:font-weight-asian="normal" style:font-name-complex="Calibri-Bold" style:font-size-complex="11pt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Page de garde</text:h>
      <text:p text:style-name="P4">Remerciement</text:p>
      <text:p text:style-name="P4">sommaire</text:p>
      <text:h text:style-name="P15" text:outline-level="1">sigle et abréviation :</text:h>
      <text:p text:style-name="P5"/>
      <text:p text:style-name="P6">-<text:span text:style-name="T6">isbn</text:span><text:span text:style-name="T5">: </text:span><text:span text:style-name="T4">Numéro international normalisé du livre</text:span></text:p>
      <text:h text:style-name="P15" text:outline-level="1">Presentation du projet</text:h>
      <text:p text:style-name="P5"/>
      <text:p text:style-name="P5"><text:tab/>L' application "Ma blibliothéque en ligne" propose d'avoir acces à sa bibliothéque pour connaitre les livres qu'on posséde à tout moment et partout, le but est de répertorié les livres deja acquis par l'utilisateur</text:p>
      <text:p text:style-name="P5"><text:tab/>Pendant les deplacements et autres les personnes peuvent mettre à jour leurs listes tant qu'il y as une connexion internet</text:p>
      <text:p text:style-name="P5"><text:tab/>Cette application est destinée a tous les mordus de lecture,</text:p>
      <text:h text:style-name="P9" text:outline-level="2"><text:tab/>a) <text:span text:style-name="T7">Les besoins fonctionnels</text:span></text:h>
      <text:p text:style-name="P8"><text:tab/>Les non inscrit au site pour voir la liste des livres</text:p>
      <text:p text:style-name="P8"/>
      <text:p text:style-name="P8"><text:tab/>L'inscription</text:p>
      <text:p text:style-name="P8"/>
      <text:p text:style-name="P8"><text:tab/>la connexion a son compte</text:p>
      <text:p text:style-name="P8"/>
      <text:p text:style-name="P8"><text:tab/>la liste des livres de sa blibliothéque</text:p>
      <text:p text:style-name="P8"/>
      <text:p text:style-name="P8"><text:tab/>Recherche un livre par rapport a son titre ou a son isbn </text:p>
      <text:p text:style-name="P8"/>
      <text:p text:style-name="P8"><text:tab/>l'utilisateur peut rajouter ou modifier un livre</text:p>
      <text:h text:style-name="P10" text:outline-level="2"><text:tab/>b) Les cibles de l’application</text:h>
      <text:p text:style-name="P7"/>
      <text:p text:style-name="P8"><text:tab/>L'application est destinée à tout personne de la francophonie</text:p>
      <text:h text:style-name="P10" text:outline-level="2"><text:tab/>c) Analyse de la concurence</text:h>
      <text:p text:style-name="P7"/>
      <text:p text:style-name="P7"><text:tab/></text:p>
      <text:h text:style-name="P10" text:outline-level="2"><text:tab/>d) arborescence du site</text:h>
      <text:p text:style-name="P7"/>
      <text:p text:style-name="P7"><text:tab/></text:p>
      <text:h text:style-name="P9" text:outline-level="2"><text:tab/>e) Wireframe</text:h>
      <text:p text:style-name="P7"/>
      <text:p text:style-name="P7"/>
      <text:p text:style-name="P7"/>
      <text:p text:style-name="P7"/>
      <text:p text:style-name="P7"/>
      <text:h text:style-name="P13" text:outline-level="1"><text:soft-page-break/>Langages et Framework</text:h>
      <text:p text:style-name="P5"><text:tab/><text:bookmark text:name="docs-internal-guid-f5fdb6be-7fff-9965-62c2-9c9df0bb5e13"/><text:span text:style-name="T3">Back-end : PHP/Symfony</text:span></text:p>
      <text:list xml:id="list8689686490999411087" text:style-name="L1">
        <text:list-header>
          <text:p text:style-name="P20">Front-end : JS/ React - SCSS/Tailwind</text:p>
        </text:list-header>
      </text:list>
      <text:p text:style-name="P5"/>
      <text:p text:style-name="P5"/>
      <text:h text:style-name="P12" text:outline-level="1">Back End</text:h>
      <text:p text:style-name="P5"/>
      <text:h text:style-name="P9" text:outline-level="2"><text:tab/>a) diagramme de Class</text:h>
      <text:p text:style-name="P5"><text:tab/></text:p>
      <text:h text:style-name="P9" text:outline-level="2"><text:tab/>b) paremtrage de la BDD</text:h>
      <text:p text:style-name="P5"/>
      <text:h text:style-name="P9" text:outline-level="2"><text:tab/>c) configuration Api plateforme</text:h>
      <text:p text:style-name="P5"><text:tab/><text:tab/></text:p>
      <text:h text:style-name="P16" text:outline-level="3"><text:tab/><text:tab/>mettre en place le token</text:h>
      <text:p text:style-name="P5"/>
      <text:h text:style-name="P16" text:outline-level="3"><text:tab/><text:tab/>mettre en place le token Refresh</text:h>
      <text:p text:style-name="P5"/>
      <text:h text:style-name="P16" text:outline-level="3"><text:tab/><text:tab/>gestion de la sécurité</text:h>
      <text:p text:style-name="P5"><text:tab/></text:p>
      <text:h text:style-name="P16" text:outline-level="3"><text:tab/><text:tab/><text:span text:style-name="T7">Les Cookies et le respect de la loi</text:span></text:h>
      <text:p text:style-name="P5"/>
      <text:p text:style-name="P5"/>
      <text:p text:style-name="P5"/>
      <text:h text:style-name="P12" text:outline-level="1">Front End</text:h>
      <text:p text:style-name="P1"/>
      <text:h text:style-name="P9" text:outline-level="2"><text:tab/>le referencement </text:h>
      <text:p text:style-name="P2"/>
      <text:h text:style-name="P9" text:outline-level="2"><text:span text:style-name="T1"><text:tab/></text:span><text:span text:style-name="T8">Les obligations à respecter</text:span></text:h>
      <text:p text:style-name="P2"/>
      <text:h text:style-name="P11" text:outline-level="2"><text:soft-page-break/><text:tab/>design</text:h>
      <text:p text:style-name="P2"/>
      <text:h text:style-name="P9" text:outline-level="2"><text:span text:style-name="T1"><text:tab/></text:span><text:span text:style-name="T2">La page not found</text:span></text:h>
      <text:p text:style-name="P3"/>
      <text:h text:style-name="P14" text:outline-level="1">la mise en ligne</text:h>
      <text:p text:style-name="P3"/>
      <text:p text:style-name="P3"/>
      <text:p text:style-name="P3"/>
      <text:h text:style-name="P14" text:outline-level="1">conclusion et évolutio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Calibri-Bold" svg:font-family="Calibri-Bold"/>
    <style:font-face style:name="OpenSymbol" svg:font-family="OpenSymbol"/>
    <style:font-face style:name="Tahoma1" svg:font-family="Tahoma"/>
    <style:font-face style:name="sans-serif" svg:font-family="sans-serif"/>
    <style:font-face style:name="Calibri" svg:font-family="Calibri" style:font-family-generic="swiss"/>
    <style:font-face style:name="NunitoSans-Bold" svg:font-family="NunitoSans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5M31S</meta:editing-duration>
    <meta:editing-cycles>12</meta:editing-cycles>
    <meta:generator>OpenOffice/4.1.4$Win32 OpenOffice.org_project/414m5$Build-9788</meta:generator>
    <dc:date>2023-10-24T09:29:46.48</dc:date>
    <meta:document-statistic meta:table-count="0" meta:image-count="0" meta:object-count="0" meta:page-count="7" meta:paragraph-count="44" meta:word-count="225" meta:character-count="1363"/>
    <meta:user-defined meta:name="Info 1"/>
    <meta:user-defined meta:name="Info 2"/>
    <meta:user-defined meta:name="Info 3"/>
    <meta:user-defined meta:name="Info 4"/>
  </office:meta>
</office:document-meta>
</file>